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9cm" svg:height="3.148cm" svg:x="1.258cm" svg:y="1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49cm" svg:y1="2.478cm" svg:x2="3.037cm" svg:y2="2.478cm">
          <text:p/>
        </draw:line>
        <draw:line draw:style-name="gr2" draw:text-style-name="P1" draw:layer="layout" svg:x1="1.268cm" svg:y1="3.187cm" svg:x2="3.056cm" svg:y2="3.187cm">
          <text:p/>
        </draw:line>
        <draw:line draw:style-name="gr2" draw:text-style-name="P1" draw:layer="layout" svg:x1="1.249cm" svg:y1="3.987cm" svg:x2="3.037cm" svg:y2="3.987cm">
          <text:p/>
        </draw:line>
        <draw:frame draw:style-name="gr3" draw:layer="layout" svg:width="4.329cm" svg:height="2.558cm" svg:x="1cm" svg:y="4.677cm">
          <draw:text-box>
            <text:p><text:span text:style-name="T1">active</text:span></text:p>
            <text:p><text:span text:style-name="T2">(</text:span>mini scanner</text:p>
            <text:p>rule #s)</text:p>
          </draw:text-box>
        </draw:frame>
        <draw:custom-shape draw:style-name="gr1" draw:text-style-name="P1" draw:layer="layout" svg:width="5.646cm" svg:height="2.124cm" svg:x="4.975cm" svg:y="1.2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1.017cm" svg:x="4.975cm" svg:y="1.322cm">
          <draw:text-box>
            <text:p>Rules</text:p>
          </draw:text-box>
        </draw:frame>
        <draw:custom-shape draw:style-name="gr1" draw:text-style-name="P1" draw:layer="layout" svg:width="5.273cm" svg:height="0.726cm" svg:x="5.161cm" svg:y="2.53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85cm" svg:height="1.017cm" svg:x="6.894cm" svg:y="2.365cm">
          <draw:text-box>
            <text:p>startState()</text:p>
          </draw:text-box>
        </draw:frame>
        <draw:line draw:style-name="gr4" draw:text-style-name="P1" draw:layer="layout" svg:x1="2.683cm" svg:y1="3.652cm" svg:x2="5.329cm" svg:y2="2.888cm">
          <text:p/>
        </draw:line>
        <draw:custom-shape draw:style-name="gr1" draw:text-style-name="P1" draw:layer="layout" svg:width="6.82cm" svg:height="5.198cm" svg:x="11.198cm" svg:y="1.4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98cm" svg:y1="2.776cm" svg:x2="17.999cm" svg:y2="2.795cm">
          <text:p/>
        </draw:line>
        <draw:line draw:style-name="gr2" draw:text-style-name="P1" draw:layer="layout" svg:x1="11.217cm" svg:y1="4.063cm" svg:x2="18.018cm" svg:y2="4.082cm">
          <text:p/>
        </draw:line>
        <draw:line draw:style-name="gr2" draw:text-style-name="P1" draw:layer="layout" svg:x1="11.199cm" svg:y1="5.387cm" svg:x2="18cm" svg:y2="5.406cm">
          <text:p/>
        </draw:line>
        <draw:custom-shape draw:style-name="gr5" draw:text-style-name="P1" draw:layer="layout" svg:width="0.279cm" svg:height="0.987cm" svg:x="11.515cm" svg:y="1.6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354cm" svg:height="1.063cm" svg:x="17.422cm" svg:y="1.5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3.499cm" svg:height="1.017cm" svg:x="12.111cm" svg:y="1.695cm">
          <draw:text-box>
            <text:p>12, 15, 18,</text:p>
          </draw:text-box>
        </draw:frame>
        <draw:polyline draw:style-name="gr4" draw:text-style-name="P1" draw:layer="layout" svg:width="4.481cm" svg:height="0.504cm" draw:transform="rotate (0.0844739357965096) translate (10.3658216078448cm 2.80017562931459cm)" svg:viewBox="0 0 4482 505" draw:points="0,7474 4046,7835 4482,7330">
          <text:p/>
        </draw:polyline>
        <draw:frame draw:style-name="gr6" draw:layer="layout" svg:width="3.368cm" svg:height="1.017cm" svg:x="11.664cm" svg:y="6.726cm">
          <draw:text-box>
            <text:p>d_stateSet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2M28S</meta:editing-duration>
    <meta:editing-cycles>6</meta:editing-cycles>
    <dc:date>2010-12-22T12:15:13</dc:date>
    <meta:generator>OpenOffice.org/3.2$Linux OpenOffice.org_project/320m19$Build-9505</meta:generator>
    <meta:document-statistic meta:object-count="43"/>
  </office:meta>
</office:document-meta>
</file>